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5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Thinking about 4-cycles, found counterexample!!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etje schrijven. Intensiee dag met rij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about rectangular dual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ting, herschrijven hoofdstuk 5 richting klotelem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ijven rel’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ied algo, fences are a bitch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an game gewerk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undifiend algo, some kind of entomb and flip aproach</text:p>
          </table:table-cell>
          <table:table-cell office:value-type="string" calcext:value-type="string">
            <text:p>Assement gedaan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rijven vooral definities en plaatjes voor flips</text:p>
          </table:table-cell>
          <table:table-cell office:value-type="string" calcext:value-type="string">
            <text:p>lunclezing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, removing large curls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DO think about spli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akijken, Pas om 5 uur naar bed :(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unified algo</text:p>
          </table:table-cell>
          <table:table-cell office:value-type="string" calcext:value-type="string">
            <text:p>Nakijken, uitslapen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, reading draft unified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rocamdag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 of notation, draft correction</text:p>
          </table:table-cell>
          <table:table-cell office:value-type="string" calcext:value-type="string">
            <text:p>Salarisonderhandeling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es problemen, begonnen met simple aplicatie schrijve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ve strips, aplicati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fied Algo wont work :((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ting, trying to find a better counterexample, reading on 5 connected graphs</text:p>
          </table:table-cell>
          <table:table-cell office:value-type="string" calcext:value-type="string">
            <text:p>Lesgeven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Work out general outline of new algo attempt. Try to answer questions proposed in the meeting</text:p>
          </table:table-cell>
          <table:table-cell office:value-type="string" calcext:value-type="string">
            <text:p>Timewax gespre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onstructing a REL using construction steps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 kinds of reearch. Mostly dual, planar sepro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k little bit about “double fence” <text:s/>algoritm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Double fence, “crossing chords” and “evade NSP”</text:p>
          </table:table-cell>
          <table:table-cell office:value-type="string" calcext:value-type="string">
            <text:p>Rijles, Procam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entatie opzet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Presentatiie draft</text:p>
          </table:table-cell>
          <table:table-cell office:value-type="string" calcext:value-type="string">
            <text:p>Legende, kapper, bieb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ew presentation + work on it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ige dag, denken over alg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kke dag, denken over alg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chte ochtend, goede middag: <text:s/>denken over algo. Begint wel aardig te werken, nog geen idee van het bewij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down algo, kladversie bewij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Geprobeerd nieuw uni neer te zetten, carfull analysis got us stuc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woon gewerkt. Voortgang is erg moeilijk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ips uitgewerkt. Hoop dat ik de details sluitend krijg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ing to beat monster Z’s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ying to do 3hop</text:p>
          </table:table-cell>
          <table:table-cell office:value-type="string" calcext:value-type="string">
            <text:p>gesprekken</text:p>
          </table:table-cell>
          <table:table-cell office:value-type="string" calcext:value-type="string">
            <text:p>Kwam moeilijk in de flow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 gewerkt, consider caling topfan large if it’s 4+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orbraakje, split oly over small topfa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nflips?, Regeular stuff just doesnt want to solve it.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algo. Starting to run into problems agai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ying counterexamples etc.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ing on new algo. Things are coming together :). 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se distionction chord shrink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riting about original algo. Assuming we don’t have sep 5-cyc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DO more extende treatnment of splits</text:p>
          </table:table-cell>
          <table:table-cell table:number-columns-repeated="1021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22:46:27.7947536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7-01-19T22:47:06.280260646</dc:date>
    <meta:editing-cycles>68</meta:editing-cycles>
    <meta:editing-duration>PT4H15M30S</meta:editing-duration>
    <meta:document-statistic meta:table-count="1" meta:cell-count="33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